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73cm"/>
    </style:style>
    <style:style style:name="co2" style:family="table-column">
      <style:table-column-properties fo:break-before="auto" style:column-width="8.811cm"/>
    </style:style>
    <style:style style:name="co3" style:family="table-column">
      <style:table-column-properties fo:break-before="auto" style:column-width="7.44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mandos de cambios de modo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do</text:p>
          </table:table-cell>
          <table:table-cell office:value-type="string" calcext:value-type="string">
            <text:p>Comando Mewpro</text:p>
          </table:table-cell>
          <table:table-cell office:value-type="string" calcext:value-type="string">
            <text:p>Respuesta Go-pr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ídeo Simple</text:p>
          </table:table-cell>
          <table:table-cell office:value-type="string" calcext:value-type="string">
            <text:p><text:s/>0C, 59, 59, 00, 06, 03, 01, 05, 00, 02, 00, 00, 2E</text:p>
          </table:table-cell>
          <table:table-cell office:value-type="string" calcext:value-type="string">
            <text:p>0A, 00, 00, 00, 02, 03, 01, 05, 00, 00, 00</text:p>
          </table:table-cell>
        </table:table-row>
        <table:table-row table:style-name="ro1">
          <table:table-cell office:value-type="string" calcext:value-type="string">
            <text:p>Vídeo Timelapse</text:p>
          </table:table-cell>
          <table:table-cell office:value-type="string" calcext:value-type="string">
            <text:p><text:s/>0C, 59, 59, 00, 06, 03, 01, 05, 00, 02, 00, 01, 2E</text:p>
          </table:table-cell>
          <table:table-cell office:value-type="string" calcext:value-type="string">
            <text:p>0A, 00, 00, 00, 02, 03, 01, 05, 00, 00, 00</text:p>
          </table:table-cell>
        </table:table-row>
        <table:table-row table:style-name="ro1">
          <table:table-cell office:value-type="string" calcext:value-type="string">
            <text:p>Vídeo en bucle</text:p>
          </table:table-cell>
          <table:table-cell office:value-type="string" calcext:value-type="string">
            <text:p><text:s/>0C, 59, 59, 00, 06, 03, 01, 05, 00, 02, 00, 02, 2E</text:p>
          </table:table-cell>
          <table:table-cell office:value-type="string" calcext:value-type="string">
            <text:p>0A, 00, 00, 00, 02, 03, 01, 05, 00, 00, 00</text:p>
          </table:table-cell>
        </table:table-row>
        <table:table-row table:style-name="ro1">
          <table:table-cell office:value-type="string" calcext:value-type="string">
            <text:p>Una foto</text:p>
          </table:table-cell>
          <table:table-cell office:value-type="string" calcext:value-type="string">
            <text:p><text:s/>0C, 59, 59, 00, 06, 03, 01, 05, 00, 02, 01, 00, 2E</text:p>
          </table:table-cell>
          <table:table-cell office:value-type="string" calcext:value-type="string">
            <text:p>0A, 00, 00, 00, 02, 03, 01, 05, 00, 00, 00</text:p>
          </table:table-cell>
        </table:table-row>
        <table:table-row table:style-name="ro1">
          <table:table-cell office:value-type="string" calcext:value-type="string">
            <text:p>Fotos continuas</text:p>
          </table:table-cell>
          <table:table-cell office:value-type="string" calcext:value-type="string">
            <text:p><text:s/>0C, 59, 59, 00, 06, 03, 01, 05, 00, 02, 01, 01, 2E</text:p>
          </table:table-cell>
          <table:table-cell office:value-type="string" calcext:value-type="string">
            <text:p>0A, 00, 00, 00, 02, 03, 01, 05, 00, 00, 00</text:p>
          </table:table-cell>
        </table:table-row>
        <table:table-row table:style-name="ro1">
          <table:table-cell office:value-type="string" calcext:value-type="string">
            <text:p>Foto nocturna</text:p>
          </table:table-cell>
          <table:table-cell office:value-type="string" calcext:value-type="string">
            <text:p><text:s/>0C, 59, 59, 00, 06, 03, 01, 05, 00, 02, 01, 02, 2E</text:p>
          </table:table-cell>
          <table:table-cell office:value-type="string" calcext:value-type="string">
            <text:p>0A, 00, 00, 00, 02, 03, 01, 05, 00, 00, 00</text:p>
          </table:table-cell>
        </table:table-row>
        <table:table-row table:style-name="ro1">
          <table:table-cell office:value-type="string" calcext:value-type="string">
            <text:p>Ráfaga de fotos</text:p>
          </table:table-cell>
          <table:table-cell office:value-type="string" calcext:value-type="string">
            <text:p><text:s/>0C, 59, 59, 00, 06, 03, 01, 05, 00, 02, 02, 00, 2E</text:p>
          </table:table-cell>
          <table:table-cell office:value-type="string" calcext:value-type="string">
            <text:p>0A, 00, 00, 00, 02, 03, 01, 05, 00, 00, 00</text:p>
          </table:table-cell>
        </table:table-row>
        <table:table-row table:style-name="ro1">
          <table:table-cell office:value-type="string" calcext:value-type="string">
            <text:p>Timelapse</text:p>
          </table:table-cell>
          <table:table-cell office:value-type="string" calcext:value-type="string">
            <text:p><text:s/>0C, 59, 59, 00, 06, 03, 01, 05, 00, 02, 02, 01, 2E</text:p>
          </table:table-cell>
          <table:table-cell office:value-type="string" calcext:value-type="string">
            <text:p>0A, 00, 00, 00, 02, 03, 01, 05, 00, 00, 00</text:p>
          </table:table-cell>
        </table:table-row>
        <table:table-row table:style-name="ro1">
          <table:table-cell office:value-type="string" calcext:value-type="string">
            <text:p>timelapse nocturno</text:p>
          </table:table-cell>
          <table:table-cell office:value-type="string" calcext:value-type="string">
            <text:p><text:s/>0C, 59, 59, 00, 06, 03, 01, 05, 00, 02, 02, 02, 2E</text:p>
          </table:table-cell>
          <table:table-cell office:value-type="string" calcext:value-type="string">
            <text:p>0A, 00, 00, 00, 02, 03, 01, 05, 00, 00, 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eguntar modo</text:p>
          </table:table-cell>
          <table:table-cell office:value-type="string" calcext:value-type="string">
            <text:p>0A, 59, 59, 00, 06, 03, 01, 04, 00, 00, 2E</text:p>
          </table:table-cell>
          <table:table-cell office:value-type="string" calcext:value-type="string">
            <text:p>0C, 00, 00, 00, 02, 03, 01, 04, 00, 00, 02, X, X.</text:p>
          </table:table-cell>
        </table:table-row>
      </table:table>
      <table:table table:name="Preguntar modo" table:style-name="ta1">
        <table:table-column table:style-name="co4" table:number-columns-repeated="9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 [s]</text:p>
          </table:table-cell>
          <table:table-cell office:value-type="string" calcext:value-type="string">
            <text:p>Packet ID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ad/Write</text:p>
          </table:table-cell>
          <table:table-cell office:value-type="string" calcext:value-type="string">
            <text:p>ACK/NAK</text:p>
          </table:table-cell>
          <table:table-cell office:value-type="string" calcext:value-type="string">
            <text:p>NOT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3.0217255000000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\n (0x0A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El mewpro le envía a la gopro 0x: 0A, 59, 59, 00, 06, 03, 01, 04, 00, 00, 2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3.0218245000000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Y (0x59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Pregunta qué modo se encuent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3.0219229999999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Y (0x59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3.02202199999999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3.02212099999999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6' (0x06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3.0222200000000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3' (0x03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3.0223195000000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3.0224184999999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4' (0x04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3.0225174999999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3.0226169999999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3.0227160000000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. (0x2E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N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3.02315699999999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12' (0x0C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La gopro le responde al mewpro 0x: 0C, 00, 00, 00, 02, 03, 01, 04, 00, 00, 02, X, X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3.0232589999999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Las tres X se corresponden al modo actual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3.02336049999999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3.02346249999999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style-name="ce1"/>
          <table:table-cell table:style-name="ce1" office:value-type="string" calcext:value-type="string">
            <text:p>X0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</table:table-row>
        <table:table-row table:style-name="ro1">
          <table:table-cell office:value-type="string" calcext:value-type="string">
            <text:p>153.02356399999999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style-name="ce1" office:value-type="string" calcext:value-type="string">
            <text:p>0X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Video + foto</text:p>
          </table:table-cell>
          <table:table-cell table:style-name="ce1" office:value-type="string" calcext:value-type="string">
            <text:p>loop video</text:p>
          </table:table-cell>
        </table:table-row>
        <table:table-row table:style-name="ro1">
          <table:table-cell office:value-type="string" calcext:value-type="string">
            <text:p>153.02366699999998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3' (0x03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style-name="ce1" office:value-type="string" calcext:value-type="string">
            <text:p>1X</text:p>
          </table:table-cell>
          <table:table-cell table:style-name="ce1" office:value-type="string" calcext:value-type="string">
            <text:p>una foto</text:p>
          </table:table-cell>
          <table:table-cell table:style-name="ce1" office:value-type="string" calcext:value-type="string">
            <text:p>N fotos</text:p>
          </table:table-cell>
          <table:table-cell table:style-name="ce1" office:value-type="string" calcext:value-type="string">
            <text:p>foto nocturna</text:p>
          </table:table-cell>
        </table:table-row>
        <table:table-row table:style-name="ro1">
          <table:table-cell office:value-type="string" calcext:value-type="string">
            <text:p>153.02376849999998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style-name="ce1" office:value-type="string" calcext:value-type="string">
            <text:p>2X</text:p>
          </table:table-cell>
          <table:table-cell table:style-name="ce1" office:value-type="string" calcext:value-type="string">
            <text:p>1 ráfaga</text:p>
          </table:table-cell>
          <table:table-cell table:style-name="ce1" office:value-type="string" calcext:value-type="string">
            <text:p>timelapse</text:p>
          </table:table-cell>
          <table:table-cell table:style-name="ce1" office:value-type="string" calcext:value-type="string">
            <text:p>timelapse nocturno</text:p>
          </table:table-cell>
        </table:table-row>
        <table:table-row table:style-name="ro1">
          <table:table-cell office:value-type="string" calcext:value-type="string">
            <text:p>153.02387049999998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4' (0x04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3.02397199999998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3.024074000000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3.024175500000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3.0242770000000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3.0243790000000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table:number-columns-repeated="4"/>
        </table:table-row>
      </table:table>
      <table:table table:name="Modo vídeo" table:style-name="ta1"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Time [s]</text:p>
          </table:table-cell>
          <table:table-cell office:value-type="string" calcext:value-type="string">
            <text:p>Packet ID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ad/Write</text:p>
          </table:table-cell>
          <table:table-cell office:value-type="string" calcext:value-type="string">
            <text:p>ACK/NAK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8.25820749999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2' (0x0C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El mewpro le envía a la gopro 0x: 0C, 59, 59, 00, 06, 03, 01, 05, 00, 02, 00, 00, 2E</text:p>
          </table:table-cell>
        </table:table-row>
        <table:table-row table:style-name="ro1">
          <table:table-cell office:value-type="string" calcext:value-type="string">
            <text:p>8.2583065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Y (0x59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Modo vídeo</text:p>
          </table:table-cell>
        </table:table-row>
        <table:table-row table:style-name="ro1">
          <table:table-cell office:value-type="string" calcext:value-type="string">
            <text:p>8.2584055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Y (0x59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.258504500000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.2586035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6' (0x06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.2587025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3' (0x03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.25880199999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.2589010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5' (0x05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.2590000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.2590985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.2591980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.2592970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.259396000000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. (0x2E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NAK</text:p>
          </table:table-cell>
          <table:table-cell/>
        </table:table-row>
        <table:table-row table:style-name="ro1">
          <table:table-cell office:value-type="string" calcext:value-type="string">
            <text:p>8.259879000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\n (0x0A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La gopro le responde al mewpro 0x: 0A, 00, 00, 00, 02, 03, 01, 05, 00, 00, 00</text:p>
          </table:table-cell>
        </table:table-row>
        <table:table-row table:style-name="ro1">
          <table:table-cell office:value-type="string" calcext:value-type="string">
            <text:p>8.259981000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.260084000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.260185500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.260287500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.260389000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3' (0x03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.260491000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.260593000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5' (0x05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.260694500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.260795999999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.260897999999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</table:table>
      <table:table table:name="M. vídeo-timelapse" table:style-name="ta1"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Time [s]</text:p>
          </table:table-cell>
          <table:table-cell office:value-type="string" calcext:value-type="string">
            <text:p>Packet ID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ad/Write</text:p>
          </table:table-cell>
          <table:table-cell office:value-type="string" calcext:value-type="string">
            <text:p>ACK/NAK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19.871509000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2' (0x0C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El mewpro le envía a la gopro 0x: 0C, 59, 59, 00, 06, 03, 01, 05, 00, 02, 00, 01, 2E</text:p>
          </table:table-cell>
        </table:table-row>
        <table:table-row table:style-name="ro1">
          <table:table-cell office:value-type="string" calcext:value-type="string">
            <text:p>19.8716079999999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Y (0x59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Modo vídeo – timelapse</text:p>
          </table:table-cell>
        </table:table-row>
        <table:table-row table:style-name="ro1">
          <table:table-cell office:value-type="string" calcext:value-type="string">
            <text:p>19.871707000000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Y (0x59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9.8718059999999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9.871905000000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6' (0x06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9.872004000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3' (0x03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9.8721029999999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9.872202000000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5' (0x05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9.872301000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9.8723999999999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9.872499000000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9.872598000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9.8726969999999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. (0x2E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NAK</text:p>
          </table:table-cell>
          <table:table-cell/>
        </table:table-row>
        <table:table-row table:style-name="ro1">
          <table:table-cell office:value-type="string" calcext:value-type="string">
            <text:p>20.276007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\n (0x0A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La gopro le responde al mewpro 0x: 0A, 00, 00, 00, 02, 03, 01, 05, 00, 00, 00</text:p>
          </table:table-cell>
        </table:table-row>
        <table:table-row table:style-name="ro1">
          <table:table-cell office:value-type="string" calcext:value-type="string">
            <text:p>20.2761159999999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20.276219000000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20.276320500000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20.2764224999999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20.2765239999999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3' (0x03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20.2766260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20.276727500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5' (0x05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20.2768289999999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20.276931000000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20.2770329999999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</table:table>
      <table:table table:name="M. foto en vídeo" table:style-name="ta1"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Time [s]</text:p>
          </table:table-cell>
          <table:table-cell office:value-type="string" calcext:value-type="string">
            <text:p>Packet ID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ad/Write</text:p>
          </table:table-cell>
          <table:table-cell office:value-type="string" calcext:value-type="string">
            <text:p>ACK/NAK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29.9127864999999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2' (0x0C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El mewpro le envía a la gopro 0x: 0C, 59, 59, 00, 06, 03, 01, 05, 00, 02, 00, 00, 2E</text:p>
          </table:table-cell>
        </table:table-row>
        <table:table-row table:style-name="ro1">
          <table:table-cell office:value-type="string" calcext:value-type="string">
            <text:p>29.912885500000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Y (0x59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Modo foto en vídeo (saca una foto cada X segundos de vídeo – configurable)</text:p>
          </table:table-cell>
        </table:table-row>
        <table:table-row table:style-name="ro1">
          <table:table-cell office:value-type="string" calcext:value-type="string">
            <text:p>29.912984500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Y (0x59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29.9130834999999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29.91318250000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6' (0x06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29.9132819999999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3' (0x03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29.9133804999999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29.91347950000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5' (0x05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29.913578500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29.91367800000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29.913777000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29.9138759999999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29.91397500000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. (0x2E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NAK</text:p>
          </table:table-cell>
          <table:table-cell/>
        </table:table-row>
        <table:table-row table:style-name="ro1">
          <table:table-cell office:value-type="string" calcext:value-type="string">
            <text:p>30.304560500000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\n (0x0A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La gopro le responde al mewpro 0x: 0A, 00, 00, 00, 02, 03, 01, 05, 00, 00, 00</text:p>
          </table:table-cell>
        </table:table-row>
        <table:table-row table:style-name="ro1">
          <table:table-cell office:value-type="string" calcext:value-type="string">
            <text:p>30.304663000000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30.304765000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30.304867000000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30.304968500000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30.305070000000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3' (0x03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30.3051719999999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30.3052734999999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5' (0x05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30.305375000000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30.305477000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30.305579000000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</table:table>
      <table:table table:name="M. looping video" table:style-name="ta1"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Time [s]</text:p>
          </table:table-cell>
          <table:table-cell office:value-type="string" calcext:value-type="string">
            <text:p>Packet ID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ad/Write</text:p>
          </table:table-cell>
          <table:table-cell office:value-type="string" calcext:value-type="string">
            <text:p>ACK/NAK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52.8964544999999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2' (0x0C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El mewpro le envía a la gopro 0x: 0C, 59, 59, 00, 06, 03, 01, 05, 00, 02, 00, 03, 2E</text:p>
          </table:table-cell>
        </table:table-row>
        <table:table-row table:style-name="ro1">
          <table:table-cell office:value-type="string" calcext:value-type="string">
            <text:p>52.8965540000000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Y (0x59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Modo foto en vídeo en loop (borra el más antiguo cuando se llena la SD y sigue grabando)</text:p>
          </table:table-cell>
        </table:table-row>
        <table:table-row table:style-name="ro1">
          <table:table-cell office:value-type="string" calcext:value-type="string">
            <text:p>52.89665300000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Y (0x59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52.8967519999999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52.8968509999999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6' (0x06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52.8969499999999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3' (0x03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52.8970490000000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52.89714800000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5' (0x05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52.8972470000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52.8973459999999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52.8974449999999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52.8975440000000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3' (0x03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52.8976430000000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. (0x2E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NAK</text:p>
          </table:table-cell>
          <table:table-cell/>
        </table:table-row>
        <table:table-row table:style-name="ro1">
          <table:table-cell office:value-type="string" calcext:value-type="string">
            <text:p>53.3141644999999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\n (0x0A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La gopro le responde al mewpro 0x: 0A, 00, 00, 00, 02, 03, 01, 05, 00, 00, 00</text:p>
          </table:table-cell>
        </table:table-row>
        <table:table-row table:style-name="ro1">
          <table:table-cell office:value-type="string" calcext:value-type="string">
            <text:p>53.3142665000000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53.31436850000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53.3144704999999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53.3145724999999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53.3146739999999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3' (0x03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53.3147760000000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53.3148775000000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5' (0x05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53.31497950000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53.3150814999999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53.3151829999999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</table:table>
      <table:table table:name="M. una foto" table:style-name="ta1"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Time [s]</text:p>
          </table:table-cell>
          <table:table-cell office:value-type="string" calcext:value-type="string">
            <text:p>Packet ID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ad/Write</text:p>
          </table:table-cell>
          <table:table-cell office:value-type="string" calcext:value-type="string">
            <text:p>ACK/NAK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71.7768664999999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2' (0x0C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El mewpro le envía a la gopro 0x: 0C, 59, 59, 00, 06, 03, 01, 05, 00, 02, 01, 00, 2E</text:p>
          </table:table-cell>
        </table:table-row>
        <table:table-row table:style-name="ro1">
          <table:table-cell office:value-type="string" calcext:value-type="string">
            <text:p>71.7769655000000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Y (0x59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Modo una foto</text:p>
          </table:table-cell>
        </table:table-row>
        <table:table-row table:style-name="ro1">
          <table:table-cell office:value-type="string" calcext:value-type="string">
            <text:p>71.7770644999999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Y (0x59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71.7771639999999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71.7772630000000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6' (0x06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71.7773614999999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3' (0x03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71.7774605000000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71.77755949999999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5' (0x05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71.77765850000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71.7777569999999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71.7778564999999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71.7779550000000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71.7780539999999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. (0x2E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NAK</text:p>
          </table:table-cell>
          <table:table-cell/>
        </table:table-row>
        <table:table-row table:style-name="ro1">
          <table:table-cell office:value-type="string" calcext:value-type="string">
            <text:p>71.7786114999999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\n (0x0A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La gopro le responde al mewpro 0x: 0A, 00, 00, 00, 02, 03, 01, 05, 00, 00, 00</text:p>
          </table:table-cell>
        </table:table-row>
        <table:table-row table:style-name="ro1">
          <table:table-cell office:value-type="string" calcext:value-type="string">
            <text:p>71.7787155000000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71.7788230000000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71.7789285000000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71.7790329999999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71.7791359999999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3' (0x03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71.779238000000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71.7793400000000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5' (0x05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71.7794415000000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71.7795430000000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71.7796450000000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</table:table>
      <table:table table:name="M. fotos continuas" table:style-name="ta1"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Time [s]</text:p>
          </table:table-cell>
          <table:table-cell office:value-type="string" calcext:value-type="string">
            <text:p>Packet ID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ad/Write</text:p>
          </table:table-cell>
          <table:table-cell office:value-type="string" calcext:value-type="string">
            <text:p>ACK/NAK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80.3378280000000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2' (0x0C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El mewpro le envía a la gopro 0x: 0C, 59, 59, 00, 06, 03, 01, 05, 00, 02, 01, 01, 2E</text:p>
          </table:table-cell>
        </table:table-row>
        <table:table-row table:style-name="ro1">
          <table:table-cell office:value-type="string" calcext:value-type="string">
            <text:p>80.3379269999999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Y (0x59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Modo fotos continuas (dispara fotos mientras se tiene presionado en “shutter” a las fps configuradas)</text:p>
          </table:table-cell>
        </table:table-row>
        <table:table-row table:style-name="ro1">
          <table:table-cell office:value-type="string" calcext:value-type="string">
            <text:p>80.3380264999999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Y (0x59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0.3381255000000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0.3382239999999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6' (0x06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0.3383230000000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3' (0x03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0.3384219999999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0.338521000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5' (0x05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0.3386200000000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0.3387189999999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0.3388180000000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0.3389169999999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0.339016000000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. (0x2E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NAK</text:p>
          </table:table-cell>
          <table:table-cell/>
        </table:table-row>
        <table:table-row table:style-name="ro1">
          <table:table-cell office:value-type="string" calcext:value-type="string">
            <text:p>80.7977704999999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\n (0x0A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La gopro le responde al mewpro 0x: 0A, 00, 00, 00, 02, 03, 01, 05, 00, 00, 00</text:p>
          </table:table-cell>
        </table:table-row>
        <table:table-row table:style-name="ro1">
          <table:table-cell office:value-type="string" calcext:value-type="string">
            <text:p>80.7978729999999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0.7979755000000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0.7980780000000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0.7981795000000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0.7982815000000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3' (0x03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0.798383500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0.7984849999999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5' (0x05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0.7985869999999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0.7986884999999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80.7987904999999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</table:table>
      <table:table table:name="M. foto nocturna" table:style-name="ta1"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Time [s]</text:p>
          </table:table-cell>
          <table:table-cell office:value-type="string" calcext:value-type="string">
            <text:p>Packet ID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ad/Write</text:p>
          </table:table-cell>
          <table:table-cell office:value-type="string" calcext:value-type="string">
            <text:p>ACK/NAK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91.7204519999999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2' (0x0C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El mewpro le envía a la gopro 0x: 0C, 59, 59, 00, 06, 03, 01, 05, 00, 02, 01, 02, 2E</text:p>
          </table:table-cell>
        </table:table-row>
        <table:table-row table:style-name="ro1">
          <table:table-cell office:value-type="string" calcext:value-type="string">
            <text:p>91.72055100000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Y (0x59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Modo foto nocturna (permite exposiciones largas – configurables)</text:p>
          </table:table-cell>
        </table:table-row>
        <table:table-row table:style-name="ro1">
          <table:table-cell office:value-type="string" calcext:value-type="string">
            <text:p>91.7206500000000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Y (0x59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91.7207494999999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91.7208485000000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6' (0x06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91.72094749999999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3' (0x03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91.7210460000000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91.7211455000000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5' (0x05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91.7212444999999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91.7213435000000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91.7214419999999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91.7215410000000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91.72163999999999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. (0x2E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NAK</text:p>
          </table:table-cell>
          <table:table-cell/>
        </table:table-row>
        <table:table-row table:style-name="ro1">
          <table:table-cell office:value-type="string" calcext:value-type="string">
            <text:p>92.1622590000000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\n (0x0A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La gopro le responde al mewpro 0x: 0A, 00, 00, 00, 02, 03, 01, 05, 00, 00, 00</text:p>
          </table:table-cell>
        </table:table-row>
        <table:table-row table:style-name="ro1">
          <table:table-cell office:value-type="string" calcext:value-type="string">
            <text:p>92.1623610000000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92.1624730000000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92.1625745000000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92.1626775000000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92.16277949999999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3' (0x03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92.16288099999999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92.1629829999999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5' (0x05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92.16308549999999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92.16318699999999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92.1632890000000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</table:table>
      <table:table table:name="M. ráfaga" table:style-name="ta1"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Time [s]</text:p>
          </table:table-cell>
          <table:table-cell office:value-type="string" calcext:value-type="string">
            <text:p>Packet ID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ad/Write</text:p>
          </table:table-cell>
          <table:table-cell office:value-type="string" calcext:value-type="string">
            <text:p>ACK/NAK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109.0575345000000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2' (0x0C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El mewpro le envía a la gopro 0x: 0C, 59, 59, 00, 06, 03, 01, 05, 00, 02, 02, 00, 2E</text:p>
          </table:table-cell>
        </table:table-row>
        <table:table-row table:style-name="ro1">
          <table:table-cell office:value-type="string" calcext:value-type="string">
            <text:p>109.0576334999999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Y (0x59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Modo ráfaga de fotos</text:p>
          </table:table-cell>
        </table:table-row>
        <table:table-row table:style-name="ro1">
          <table:table-cell office:value-type="string" calcext:value-type="string">
            <text:p>109.057732500000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Y (0x59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09.0578315000000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09.0579304999999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6' (0x06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09.0580300000000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3' (0x03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09.0581284999999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09.058227500000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5' (0x05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09.058335000000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09.0584340000000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09.0585329999999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09.0586320000000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09.0587309999999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. (0x2E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NAK</text:p>
          </table:table-cell>
          <table:table-cell/>
        </table:table-row>
        <table:table-row table:style-name="ro1">
          <table:table-cell office:value-type="string" calcext:value-type="string">
            <text:p>109.05933799999999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\n (0x0A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La gopro le responde al mewpro 0x: 0A, 00, 00, 00, 02, 03, 01, 05, 00, 00, 00</text:p>
          </table:table-cell>
        </table:table-row>
        <table:table-row table:style-name="ro1">
          <table:table-cell office:value-type="string" calcext:value-type="string">
            <text:p>109.05944350000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09.059548500000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09.0596524999999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09.05975449999999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09.0598559999999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3' (0x03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09.0599574999999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09.06005949999999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5' (0x05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09.0601615000000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09.0602630000000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09.0603650000000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</table:table>
      <table:table table:name="M. timelapse" table:style-name="ta1"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Time [s]</text:p>
          </table:table-cell>
          <table:table-cell office:value-type="string" calcext:value-type="string">
            <text:p>Packet ID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ad/Write</text:p>
          </table:table-cell>
          <table:table-cell office:value-type="string" calcext:value-type="string">
            <text:p>ACK/NAK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118.2596580000000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2' (0x0C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El mewpro le envía a la gopro 0x: 0C, 59, 59, 00, 06, 03, 01, 05, 00, 02, 02, 01, 2E</text:p>
          </table:table-cell>
        </table:table-row>
        <table:table-row table:style-name="ro1">
          <table:table-cell office:value-type="string" calcext:value-type="string">
            <text:p>118.2597575000000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Y (0x59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Modo timelapse (intervalo configurable)</text:p>
          </table:table-cell>
        </table:table-row>
        <table:table-row table:style-name="ro1">
          <table:table-cell office:value-type="string" calcext:value-type="string">
            <text:p>118.2598564999999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Y (0x59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18.2599555000000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18.2600544999999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6' (0x06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18.2601530000000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3' (0x03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18.26025199999999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18.2603514999999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5' (0x05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18.2604505000000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18.2605494999999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18.2606480000000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18.26074749999999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18.26084650000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. (0x2E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NAK</text:p>
          </table:table-cell>
          <table:table-cell/>
        </table:table-row>
        <table:table-row table:style-name="ro1">
          <table:table-cell office:value-type="string" calcext:value-type="string">
            <text:p>118.69101949999999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\n (0x0A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La gopro le responde al mewpro 0x: 0A, 00, 00, 00, 02, 03, 01, 05, 00, 00, 00</text:p>
          </table:table-cell>
        </table:table-row>
        <table:table-row table:style-name="ro1">
          <table:table-cell office:value-type="string" calcext:value-type="string">
            <text:p>118.69112199999999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18.6912245000000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18.6913260000000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18.6914280000000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18.6915300000000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3' (0x03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18.6916315000000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18.69173349999999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5' (0x05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18.69183499999999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18.69193699999999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18.69203849999999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</table:table>
      <table:table table:name="M. timelapse nocturno" table:style-name="ta1"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Time [s]</text:p>
          </table:table-cell>
          <table:table-cell office:value-type="string" calcext:value-type="string">
            <text:p>Packet ID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ad/Write</text:p>
          </table:table-cell>
          <table:table-cell office:value-type="string" calcext:value-type="string">
            <text:p>ACK/NAK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129.88998449999999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2' (0x0C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El mewpro le envía a la gopro 0x: 0C, 59, 59, 00, 06, 03, 01, 05, 00, 02, 02, 02, 2E</text:p>
          </table:table-cell>
        </table:table-row>
        <table:table-row table:style-name="ro1">
          <table:table-cell office:value-type="string" calcext:value-type="string">
            <text:p>129.8900835000000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Y (0x59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Modo timelapse nocturno (permite exposiciones largas – configurables)</text:p>
          </table:table-cell>
        </table:table-row>
        <table:table-row table:style-name="ro1">
          <table:table-cell office:value-type="string" calcext:value-type="string">
            <text:p>129.8901825000000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Y (0x59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29.89028149999998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29.8903804999999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6' (0x06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29.89047899999999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3' (0x03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29.8905780000000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29.8906770000000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5' (0x05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29.89077599999998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29.8908754999999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29.89097449999999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29.8910735000000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29.8911720000000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'193' (0xC1)</text:p>
          </table:table-cell>
          <table:table-cell office:value-type="string" calcext:value-type="string">
            <text:p>. (0x2E)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NAK</text:p>
          </table:table-cell>
          <table:table-cell/>
        </table:table-row>
        <table:table-row table:style-name="ro1">
          <table:table-cell office:value-type="string" calcext:value-type="string">
            <text:p>130.32252299999999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\n (0x0A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La gopro le responde al mewpro 0x: 0A, 00, 00, 00, 02, 03, 01, 05, 00, 00, 00</text:p>
          </table:table-cell>
        </table:table-row>
        <table:table-row table:style-name="ro1">
          <table:table-cell office:value-type="string" calcext:value-type="string">
            <text:p>130.32262499999998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30.3227275000000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30.3228300000000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30.3229315000000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2' (0x02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30.3230335000000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3' (0x03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30.3231350000000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1' (0x01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30.3232365000000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5' (0x05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30.3233390000000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30.3234405000000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130.3235420000000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'192' (0xC0)</text:p>
          </table:table-cell>
          <table:table-cell office:value-type="string" calcext:value-type="string">
            <text:p>'0' (0x00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AC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7T12:22:37.593000000</meta:creation-date>
    <dc:date>2020-12-17T17:25:28.698000000</dc:date>
    <meta:editing-duration>PT13M27S</meta:editing-duration>
    <meta:editing-cycles>3</meta:editing-cycles>
    <meta:generator>LibreOffice/6.4.7.2$Windows_X86_64 LibreOffice_project/639b8ac485750d5696d7590a72ef1b496725cfb5</meta:generator>
    <meta:document-statistic meta:table-count="12" meta:cell-count="1744" meta:object-count="0"/>
  </office:meta>
</office:document-meta>
</file>